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1e1213" officeooo:paragraph-rsid="001e12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e12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/>
    <style:style style:name="P8" style:family="paragraph" style:parent-style-name="Table_20_Contents">
      <style:text-properties officeooo:rsid="001e1213" officeooo:paragraph-rsid="00234716"/>
    </style:style>
    <style:style style:name="T1" style:family="text">
      <style:text-properties officeooo:rsid="001e1213"/>
    </style:style>
    <style:style style:name="T2" style:family="text">
      <style:text-properties officeooo:rsid="002000e1"/>
    </style:style>
    <style:style style:name="T3" style:family="text">
      <style:text-properties officeooo:rsid="0021e662"/>
    </style:style>
    <style:style style:name="T4" style:family="text">
      <style:text-properties officeooo:rsid="0022e591"/>
    </style:style>
    <style:style style:name="T5" style:family="text">
      <style:text-properties officeooo:rsid="0022e8a9"/>
    </style:style>
    <style:style style:name="T6" style:family="text">
      <style:text-properties officeooo:rsid="00234716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5">Visualizza</text:span>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6">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2">utente</text:span> accede al sistema e viene riconosciuto come <text:span text:style-name="T6">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4600278" text:style-name="Numerazione_20_UC">
              <text:list-item text:start-value="1">
                <text:p text:style-name="Azione_20_attore"><text:span text:style-name="T6">Il tirocinante</text:span> accede all'area per <text:span text:style-name="T6">v</text:span><text:span text:style-name="T5">isualizzare</text:span> <text:span text:style-name="T5">le </text:span><text:span text:style-name="T6">sue </text:span><text:span text:style-name="T2">attività</text:span> <text:span text:style-name="T3">nel registro</text:span>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<text:span text:style-name="T6">Il tirocinante</text:span> inserisce la <text:span text:style-name="T6">sua </text:span>matricola e sottomette al sistema.</text:p>
              </text:list-item>
              <text:list-item>
                <text:p text:style-name="Azione_20_sistema">Il sistema visualizza la scheda <text:span text:style-name="T3">con le </text:span><text:span text:style-name="T2">attività</text:span> del tirocinante ricercat<text:span text:style-name="T2">o </text:span><text:span text:style-name="T4">e</text:span><text:span text:style-name="T2"> </text:span><text:span text:style-name="T6">i </text:span><text:span text:style-name="T2">relativi campi (Data, Ora inizio, Ora fine, </text:span><text:span text:style-name="T4">descrizione</text:span><text:span text:style-name="T2">).</text:span></text:p>
              </text:list-item>
              <text:list-item>
                <text:p text:style-name="Azione_20_attore"><text:span text:style-name="T6">Il tirocinante</text:span><text:span text:style-name="T2"> </text:span><text:span text:style-name="T5">visualizza la scheda coi </text:span><text:span text:style-name="T6">suoi</text:span><text:span text:style-name="T5"> dati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1">Il sistema mostra i dati </text:span><text:span text:style-name="T5">del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4588172" text:style-name="L1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6">UC_M_3<text:span text:style-name="T6">5</text:span>_<text:span text:style-name="T6">Tirocinante v</text:span><text:span text:style-name="T5">isualizza</text:span> registro attivit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9</meta:editing-cycles>
    <meta:generator>LibreOffice/3.6$Windows_x86 LibreOffice_project/da8c1e6-fd468f4-454e206-f42a4a9-143cfd</meta:generator>
    <dc:date>2012-11-17T14:49:55.45</dc:date>
    <meta:document-statistic meta:table-count="1" meta:image-count="0" meta:object-count="0" meta:page-count="1" meta:paragraph-count="22" meta:word-count="153" meta:character-count="1040" meta:non-whitespace-character-count="914"/>
  </office:meta>
</office:document-meta>
</file>